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ang</text:p>
          </table:table-cell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ang</text:p>
          </table:table-cell>
          <table:table-cell/>
          <table:table-cell office:value-type="string" calcext:value-type="string">
            <text:p>edgeR</text:p>
          </table:table-cell>
        </table:table-row>
        <table:table-row table:style-name="ro1">
          <table:table-cell office:value-type="string" calcext:value-type="string">
            <text:p>Cai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1657" calcext:value-type="float">
            <text:p>1657</text:p>
          </table:table-cell>
          <table:table-cell office:value-type="float" office:value="292" calcext:value-type="float">
            <text:p>29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er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52" calcext:value-type="float">
            <text:p>152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ng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ang</text:p>
          </table:table-cell>
          <table:table-cell table:number-columns-repeated="2"/>
          <table:table-cell office:value-type="string" calcext:value-type="string">
            <text:p>Cai </text:p>
          </table:table-cell>
          <table:table-cell office:value-type="string" calcext:value-type="string">
            <text:p>Parker 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Wang </text:p>
          </table:table-cell>
          <table:table-cell/>
        </table:table-row>
        <table:table-row table:style-name="ro1">
          <table:table-cell office:value-type="string" calcext:value-type="string">
            <text:p>Cai</text:p>
          </table:table-cell>
          <table:table-cell/>
          <table:table-cell table:formula="of:=[.B3]/[.H2]" office:value-type="float" office:value="0.253470126735063" calcext:value-type="float">
            <text:p>0.253470126735063</text:p>
          </table:table-cell>
          <table:table-cell table:formula="of:=[.B4]/[.G2]" office:value-type="float" office:value="0.11419984973704" calcext:value-type="float">
            <text:p>0.11419984973704</text:p>
          </table:table-cell>
          <table:table-cell table:formula="of:=[.B5]/[.G2]" office:value-type="float" office:value="0.00751314800901578" calcext:value-type="float">
            <text:p>0.00751314800901578</text:p>
          </table:table-cell>
          <table:table-cell/>
          <table:table-cell office:value-type="string" calcext:value-type="string">
            <text:p>Cai </text:p>
          </table:table-cell>
          <table:table-cell/>
          <table:table-cell table:formula="of:=[.C2]/([.H2]+[.G2]-[.C2])" office:value-type="float" office:value="0.163551401869159" calcext:value-type="float">
            <text:p>0.163551401869159</text:p>
          </table:table-cell>
          <table:table-cell table:formula="of:=[.D2]/([.I2]+[.G2]-[.D2])" office:value-type="float" office:value="0.103331067301156" calcext:value-type="float">
            <text:p>0.103331067301156</text:p>
          </table:table-cell>
          <table:table-cell table:formula="of:=[.E2]/([.J2]+[.G2]-[.E2])" office:value-type="float" office:value="0.00748502994011976" calcext:value-type="float">
            <text:p>0.00748502994011976</text:p>
          </table:table-cell>
          <table:table-cell/>
        </table:table-row>
        <table:table-row table:style-name="ro1">
          <table:table-cell office:value-type="string" calcext:value-type="string">
            <text:p>Parker</text:p>
          </table:table-cell>
          <table:table-cell table:formula="of:=[.B3]/[.G2]" office:value-type="float" office:value="0.315552216378663" calcext:value-type="float">
            <text:p>0.315552216378663</text:p>
          </table:table-cell>
          <table:table-cell/>
          <table:table-cell table:formula="of:=[.C4]/[.H2]" office:value-type="float" office:value="0.111647555823778" calcext:value-type="float">
            <text:p>0.111647555823778</text:p>
          </table:table-cell>
          <table:table-cell table:formula="of:=[.C5]/[.H2]" office:value-type="float" office:value="0.00422450211225106" calcext:value-type="float">
            <text:p>0.00422450211225106</text:p>
          </table:table-cell>
          <table:table-cell/>
          <table:table-cell office:value-type="string" calcext:value-type="string">
            <text:p>Parker </text:p>
          </table:table-cell>
          <table:table-cell office:value-type="float" office:value="0.315552216378663" calcext:value-type="float">
            <text:p>0.315552216378663</text:p>
          </table:table-cell>
          <table:table-cell/>
          <table:table-cell table:formula="of:=[.D3]/([.I2]+[.H2]-[.D3])" office:value-type="float" office:value="0.104875283446712" calcext:value-type="float">
            <text:p>0.104875283446712</text:p>
          </table:table-cell>
          <table:table-cell table:formula="of:=[.E3]/([.J2]+[.H2]-[.E3])" office:value-type="float" office:value="0.0042042042042042" calcext:value-type="float">
            <text:p>0.0042042042042042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table:formula="of:=[.B4]/[.I2]" office:value-type="float" office:value="0.520547945205479" calcext:value-type="float">
            <text:p>0.520547945205479</text:p>
          </table:table-cell>
          <table:table-cell table:formula="of:=[.C4]/[.I2]" office:value-type="float" office:value="0.633561643835616" calcext:value-type="float">
            <text:p>0.633561643835616</text:p>
          </table:table-cell>
          <table:table-cell/>
          <table:table-cell table:formula="of:=[.D5]/[.I2]" office:value-type="float" office:value="0.0342465753424658" calcext:value-type="float">
            <text:p>0.0342465753424658</text:p>
          </table:table-cell>
          <table:table-cell/>
          <table:table-cell office:value-type="string" calcext:value-type="string">
            <text:p>Sun </text:p>
          </table:table-cell>
          <table:table-cell office:value-type="float" office:value="0.520547945205479" calcext:value-type="float">
            <text:p>0.520547945205479</text:p>
          </table:table-cell>
          <table:table-cell office:value-type="float" office:value="0.633561643835616" calcext:value-type="float">
            <text:p>0.633561643835616</text:p>
          </table:table-cell>
          <table:table-cell/>
          <table:table-cell table:formula="of:=[.E4]/([.J2]+[.I2]-[.E4])" office:value-type="float" office:value="0.0336700336700337" calcext:value-type="float">
            <text:p>0.0336700336700337</text:p>
          </table:table-cell>
          <table:table-cell/>
        </table:table-row>
        <table:table-row table:style-name="ro1">
          <table:table-cell office:value-type="string" calcext:value-type="string">
            <text:p>Wang</text:p>
          </table:table-cell>
          <table:table-cell table:formula="of:=[.B5]/[.J2]" office:value-type="float" office:value="0.666666666666667" calcext:value-type="float">
            <text:p>0.666666666666667</text:p>
          </table:table-cell>
          <table:table-cell table:formula="of:=[.C5]/[.J2]" office:value-type="float" office:value="0.466666666666667" calcext:value-type="float">
            <text:p>0.466666666666667</text:p>
          </table:table-cell>
          <table:table-cell table:formula="of:=[.D5]/[.J2]" office:value-type="float" office:value="0.666666666666667" calcext:value-type="float">
            <text:p>0.666666666666667</text:p>
          </table:table-cell>
          <table:table-cell table:number-columns-repeated="2"/>
          <table:table-cell office:value-type="string" calcext:value-type="string">
            <text:p>Wang 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6:19:17.244359572</meta:creation-date>
    <dc:date>2024-01-26T20:53:34.088519360</dc:date>
    <meta:editing-duration>PT23H29M40S</meta:editing-duration>
    <meta:editing-cycles>3</meta:editing-cycles>
    <meta:generator>LibreOffice/7.3.7.2$Linux_X86_64 LibreOffice_project/30$Build-2</meta:generator>
    <meta:document-statistic meta:table-count="1" meta:cell-count="69" meta:object-count="0"/>
  </office:meta>
</office:document-meta>
</file>